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Heading_20_1">
      <style:paragraph-properties fo:break-before="page"/>
    </style:style>
    <style:style style:name="P40" style:family="paragraph" style:parent-style-name="Heading_20_3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Functions and Nature of Money</text:h>
      <text:p text:style-name="Text_20_body"><text:span text:style-name="Strong_20_Emphasis">Intro:</text:span><text:line-break/>Money is the backbone of any economy — it’s what makes trade and economic calculation possible. Let’s break down its core functions and forms.</text:p>
      <text:p text:style-name="Text_20_body"><text:span text:style-name="Strong_20_Emphasis">Core Concepts:</text:span></text:p>
      <text:list xml:id="list1566235529748272561" text:style-name="L29">
        <text:list-item>
          <text:p text:style-name="P29"><text:span text:style-name="Strong_20_Emphasis">Medium of Exchange:</text:span> Money is accepted widely in exchange for goods and services — it solves the “double coincidence of wants” problem in barter.</text:p>
        </text:list-item>
        <text:list-item>
          <text:p text:style-name="P29"><text:span text:style-name="Strong_20_Emphasis">Unit of Account:</text:span> It provides a common measure to price and compare the value of goods, services, assets, and debts.</text:p>
        </text:list-item>
        <text:list-item>
          <text:p text:style-name="P29"><text:span text:style-name="Strong_20_Emphasis">Store of Value:</text:span> Money holds purchasing power over time, letting people save wealth for future use.</text:p>
        </text:list-item>
        <text:list-item>
          <text:p text:style-name="P29"><text:span text:style-name="Strong_20_Emphasis">Standard of Deferred Payment:</text:span> Money allows debts to be expressed and repaid in the future at an agreed value.</text:p>
        </text:list-item>
        <text:list-item>
          <text:p text:style-name="P29"><text:span text:style-name="Strong_20_Emphasis">Fiat vs. Commodity Money:</text:span> Commodity money (like gold) has intrinsic value; fiat money has value because governments declare it legal tender. Most modern money is fiat.</text:p>
        </text:list-item>
        <text:list-item>
          <text:p text:style-name="P29"><text:span text:style-name="Strong_20_Emphasis">Digital and Crypto Money:</text:span> Digital money includes bank balances and payment apps; cryptocurrencies like Bitcoin use cryptography to create decentralized, trustless money.</text:p>
        </text:list-item>
      </text:list>
      <text:p text:style-name="Text_20_body"><text:span text:style-name="Strong_20_Emphasis">Closing:</text:span><text:line-break/>Understanding money’s nature helps us grasp how economies function, evolve, and adapt to new technologies.</text:p>
      <text:p text:style-name="Horizontal_20_Line"/>
      <text:h text:style-name="Heading_20_3" text:outline-level="3">2. Money Supply and Demand</text:h>
      <text:p text:style-name="Text_20_body"><text:span text:style-name="Strong_20_Emphasis">Intro:</text:span><text:line-break/>Money isn’t just printed endlessly — its supply and demand shape economic stability and growth.</text:p>
      <text:p text:style-name="Text_20_body"><text:span text:style-name="Strong_20_Emphasis">Core Concepts:</text:span></text:p>
      <text:list xml:id="list5546938081854586315" text:style-name="L30">
        <text:list-item>
          <text:p text:style-name="P30"><text:span text:style-name="Strong_20_Emphasis">What Determines Money Supply?</text:span> Central banks control base money; commercial banks create additional money via lending (fractional reserve banking).</text:p>
        </text:list-item>
        <text:list-item>
          <text:p text:style-name="P30"><text:span text:style-name="Strong_20_Emphasis">Velocity of Money:</text:span> How fast money circulates in the economy — faster velocity means more spending with the same money supply.</text:p>
        </text:list-item>
        <text:list-item>
          <text:p text:style-name="P30"><text:span text:style-name="Strong_20_Emphasis">Quantity Theory of Money (MV=PY):</text:span> Money supply (M) × velocity (V) = price level (P) × real output (Y). If M or V rises faster than Y, inflation may occur.</text:p>
        </text:list-item>
        <text:list-item>
          <text:p text:style-name="P30"><text:span text:style-name="Strong_20_Emphasis">Monetarism (Milton Friedman):</text:span> Argues controlling money supply is key to controlling inflation; advocates steady, predictable growth in money supply.</text:p>
        </text:list-item>
        <text:list-item>
          <text:p text:style-name="P30"><text:span text:style-name="Strong_20_Emphasis">Keynesian Liquidity Preference:</text:span> Demand for money depends on income and interest rates — people hold money for transactions, precaution, and speculation.</text:p>
        </text:list-item>
      </text:list>
      <text:p text:style-name="Text_20_body"><text:span text:style-name="Strong_20_Emphasis">Closing:</text:span><text:line-break/>Money supply and demand dynamics are central to understanding inflation, growth, and monetary policy.</text:p>
      <text:p text:style-name="Horizontal_20_Line"/>
      <text:h text:style-name="Heading_20_3" text:outline-level="3"><text:soft-page-break/>3. Inflation and Deflation</text:h>
      <text:p text:style-name="Text_20_body"><text:span text:style-name="Strong_20_Emphasis">Intro:</text:span><text:line-break/>Inflation and deflation shape economic well-being — knowing their causes and effects is vital.</text:p>
      <text:p text:style-name="Text_20_body"><text:span text:style-name="Strong_20_Emphasis">Core Concepts:</text:span></text:p>
      <text:list xml:id="list4056294775515758568" text:style-name="L31">
        <text:list-item>
          <text:p text:style-name="P31"><text:span text:style-name="Strong_20_Emphasis">Causes:</text:span> Inflation can be demand-pull (too much spending) or cost-push (rising production costs). Deflation often results from weak demand and excess supply.</text:p>
        </text:list-item>
        <text:list-item>
          <text:p text:style-name="P31"><text:span text:style-name="Strong_20_Emphasis">Consequences:</text:span> Moderate inflation encourages spending; hyperinflation destroys savings and trust; deflation can lead to falling wages, debts becoming harder to pay, and economic stagnation.</text:p>
        </text:list-item>
        <text:list-item>
          <text:p text:style-name="P31"><text:span text:style-name="Strong_20_Emphasis">Hyperinflation:</text:span> Extreme, rapid inflation caused by loss of confidence, often linked to excessive money printing.</text:p>
        </text:list-item>
        <text:list-item>
          <text:p text:style-name="P31"><text:span text:style-name="Strong_20_Emphasis">Inflation Targeting:</text:span> Central banks aim for stable inflation (e.g., 2%) to maintain price stability and economic confidence.</text:p>
        </text:list-item>
        <text:list-item>
          <text:p text:style-name="P31"><text:span text:style-name="Strong_20_Emphasis">Deflation Traps:</text:span> Persistent deflation can lead to lower spending and investment, trapping economies in stagnation.</text:p>
        </text:list-item>
      </text:list>
      <text:p text:style-name="Text_20_body"><text:span text:style-name="Strong_20_Emphasis">Closing:</text:span><text:line-break/>Balancing inflation and deflation is a key monetary challenge to maintain economic health.</text:p>
      <text:p text:style-name="Horizontal_20_Line"/>
      <text:h text:style-name="Heading_20_3" text:outline-level="3">4. Interest Rates</text:h>
      <text:p text:style-name="Text_20_body"><text:span text:style-name="Strong_20_Emphasis">Intro:</text:span><text:line-break/>Interest rates influence borrowing, saving, and investment — a core lever in monetary economics.</text:p>
      <text:p text:style-name="Text_20_body"><text:span text:style-name="Strong_20_Emphasis">Core Concepts:</text:span></text:p>
      <text:list xml:id="list1996726763747905172" text:style-name="L32">
        <text:list-item>
          <text:p text:style-name="P32"><text:span text:style-name="Strong_20_Emphasis">Nominal vs. Real Rates:</text:span> Nominal rates include inflation; real rates adjust for inflation, showing true cost of borrowing.</text:p>
        </text:list-item>
        <text:list-item>
          <text:p text:style-name="P32"><text:span text:style-name="Strong_20_Emphasis">Time Preference &amp; Loanable Funds:</text:span> People prefer present consumption; interest rates balance savings and investment in capital markets.</text:p>
        </text:list-item>
        <text:list-item>
          <text:p text:style-name="P32"><text:span text:style-name="Strong_20_Emphasis">Liquidity Preference (Keynes):</text:span> Interest rates balance money demand (liquidity) with supply; low rates encourage spending, high rates encourage saving.</text:p>
        </text:list-item>
        <text:list-item>
          <text:p text:style-name="P32"><text:span text:style-name="Strong_20_Emphasis">Central Bank Tools:</text:span></text:p>
          <text:list>
            <text:list-item>
              <text:p text:style-name="P32"><text:span text:style-name="Emphasis">Open Market Operations:</text:span> Buying/selling government bonds to adjust money supply and interest rates.</text:p>
            </text:list-item>
            <text:list-item>
              <text:p text:style-name="P32"><text:span text:style-name="Emphasis">Discount Rate:</text:span> Rate central bank charges banks for short-term loans.</text:p>
            </text:list-item>
            <text:list-item>
              <text:p text:style-name="P32"><text:span text:style-name="Emphasis">Reserve Requirements:</text:span> Minimum reserves banks must hold, affecting lending capacity.</text:p>
            </text:list-item>
          </text:list>
        </text:list-item>
      </text:list>
      <text:p text:style-name="Text_20_body"><text:span text:style-name="Strong_20_Emphasis">Closing:</text:span><text:line-break/>Interest rates are the price of money — central banks adjust them to steer the economy.</text:p>
      <text:p text:style-name="Horizontal_20_Line"/>
      <text:h text:style-name="Heading_20_3" text:outline-level="3">5. Monetary Policy</text:h>
      <text:p text:style-name="Text_20_body"><text:span text:style-name="Strong_20_Emphasis">Intro:</text:span><text:line-break/><text:soft-page-break/>Monetary policy steers the economy by managing money and credit conditions.</text:p>
      <text:p text:style-name="Text_20_body"><text:span text:style-name="Strong_20_Emphasis">Core Concepts:</text:span></text:p>
      <text:list xml:id="list7904669134944210713" text:style-name="L33">
        <text:list-item>
          <text:p text:style-name="P33"><text:span text:style-name="Strong_20_Emphasis">Expansionary vs. Contractionary:</text:span> Expansionary policy lowers rates and increases money supply to boost growth; contractionary tightens credit to cool inflation.</text:p>
        </text:list-item>
        <text:list-item>
          <text:p text:style-name="P33"><text:span text:style-name="Strong_20_Emphasis">Rules vs. Discretion:</text:span> Rules (e.g., Taylor Rule) provide systematic guidance; discretion allows flexibility responding to shocks.</text:p>
        </text:list-item>
        <text:list-item>
          <text:p text:style-name="P33"><text:span text:style-name="Strong_20_Emphasis">Dual Mandate:</text:span> Many central banks aim for price stability and full employment simultaneously.</text:p>
        </text:list-item>
        <text:list-item>
          <text:p text:style-name="P33"><text:span text:style-name="Strong_20_Emphasis">Transmission Mechanism:</text:span> Policy changes affect interest rates → borrowing &amp; spending → investment &amp; consumption → output and prices.</text:p>
        </text:list-item>
      </text:list>
      <text:p text:style-name="Text_20_body"><text:span text:style-name="Strong_20_Emphasis">Closing:</text:span><text:line-break/>Monetary policy is the art and science of managing economic stability and growth.</text:p>
      <text:p text:style-name="Horizontal_20_Line"/>
      <text:h text:style-name="Heading_20_3" text:outline-level="3">6. Money and Banking System</text:h>
      <text:p text:style-name="Text_20_body"><text:span text:style-name="Strong_20_Emphasis">Intro:</text:span><text:line-break/>Banks play a crucial role in creating money and maintaining financial stability.</text:p>
      <text:p text:style-name="Text_20_body"><text:span text:style-name="Strong_20_Emphasis">Core Concepts:</text:span></text:p>
      <text:list xml:id="list4274096737112249878" text:style-name="L34">
        <text:list-item>
          <text:p text:style-name="P34"><text:span text:style-name="Strong_20_Emphasis">Fractional Reserve Banking:</text:span> Banks keep a fraction of deposits in reserve and lend out the rest, creating money.</text:p>
        </text:list-item>
        <text:list-item>
          <text:p text:style-name="P34"><text:span text:style-name="Strong_20_Emphasis">Central Bank Role:</text:span> Oversees money supply, sets policy rates, and acts as lender of last resort during crises.</text:p>
        </text:list-item>
        <text:list-item>
          <text:p text:style-name="P34"><text:span text:style-name="Strong_20_Emphasis">Shadow Banking:</text:span> Non-bank financial intermediaries that perform bank-like functions but are less regulated.</text:p>
        </text:list-item>
        <text:list-item>
          <text:p text:style-name="P34"><text:span text:style-name="Strong_20_Emphasis">Monetary Aggregates:</text:span></text:p>
          <text:list>
            <text:list-item>
              <text:p text:style-name="P34"><text:span text:style-name="Emphasis">M0:</text:span> Physical cash.</text:p>
            </text:list-item>
            <text:list-item>
              <text:p text:style-name="P34"><text:span text:style-name="Emphasis">M1:</text:span> M0 + demand deposits (checking accounts).</text:p>
            </text:list-item>
            <text:list-item>
              <text:p text:style-name="P34"><text:span text:style-name="Emphasis">M2:</text:span> M1 + savings accounts and small time deposits.</text:p>
            </text:list-item>
          </text:list>
        </text:list-item>
      </text:list>
      <text:p text:style-name="Text_20_body"><text:span text:style-name="Strong_20_Emphasis">Closing:</text:span><text:line-break/>Understanding banking clarifies how money supply grows and financial risks emerge.</text:p>
      <text:p text:style-name="Horizontal_20_Line"/>
      <text:h text:style-name="Heading_20_3" text:outline-level="3">7. Exchange Rates and International Monetary Systems</text:h>
      <text:p text:style-name="Text_20_body"><text:span text:style-name="Strong_20_Emphasis">Intro:</text:span><text:line-break/>Exchange rates connect national economies and affect global trade and finance.</text:p>
      <text:p text:style-name="Text_20_body"><text:span text:style-name="Strong_20_Emphasis">Core Concepts:</text:span></text:p>
      <text:list xml:id="list7104600481660000617" text:style-name="L35">
        <text:list-item>
          <text:p text:style-name="P35"><text:span text:style-name="Strong_20_Emphasis">Fixed vs. Floating Rates:</text:span> Fixed rates peg a currency to another or a basket; floating rates fluctuate based on market forces.</text:p>
        </text:list-item>
        <text:list-item>
          <text:p text:style-name="P35"><text:span text:style-name="Strong_20_Emphasis">Balance of Payments:</text:span> Records all transactions between a country and the rest of the world; deficits or surpluses influence currency value.</text:p>
        </text:list-item>
        <text:list-item>
          <text:p text:style-name="P35"><text:soft-page-break/><text:span text:style-name="Strong_20_Emphasis">Historical Systems:</text:span> Gold standard fixed currencies to gold; Bretton Woods created a fixed but adjustable system; now most use fiat floating systems.</text:p>
        </text:list-item>
        <text:list-item>
          <text:p text:style-name="P35"><text:span text:style-name="Strong_20_Emphasis">Purchasing Power Parity (PPP):</text:span> Exchange rates should equalize the price of identical goods in different countries.</text:p>
        </text:list-item>
        <text:list-item>
          <text:p text:style-name="P35"><text:span text:style-name="Strong_20_Emphasis">Interest Rate Parity:</text:span> Capital flows adjust to equalize returns across countries after accounting for exchange rates.</text:p>
        </text:list-item>
      </text:list>
      <text:p text:style-name="Text_20_body"><text:span text:style-name="Strong_20_Emphasis">Closing:</text:span><text:line-break/>Exchange rates and monetary systems shape global economic interactions and stability.</text:p>
      <text:p text:style-name="Horizontal_20_Line"/>
      <text:h text:style-name="Heading_20_3" text:outline-level="3">8. Expectations and Monetary Policy Credibility</text:h>
      <text:p text:style-name="Text_20_body"><text:span text:style-name="Strong_20_Emphasis">Intro:</text:span><text:line-break/>Expectations drive economic behavior — central banks must build trust to be effective.</text:p>
      <text:p text:style-name="Text_20_body"><text:span text:style-name="Strong_20_Emphasis">Core Concepts:</text:span></text:p>
      <text:list xml:id="list4191514783103010185" text:style-name="L36">
        <text:list-item>
          <text:p text:style-name="P36"><text:span text:style-name="Strong_20_Emphasis">Rational Expectations:</text:span> People use all available info to forecast the future; policies must be credible to influence behavior.</text:p>
        </text:list-item>
        <text:list-item>
          <text:p text:style-name="P36"><text:span text:style-name="Strong_20_Emphasis">Adaptive Expectations:</text:span> People adjust expectations slowly based on past data.</text:p>
        </text:list-item>
        <text:list-item>
          <text:p text:style-name="P36"><text:span text:style-name="Strong_20_Emphasis">Credibility &amp; Reputation:</text:span> A trusted central bank anchors inflation expectations, reducing economic volatility.</text:p>
        </text:list-item>
        <text:list-item>
          <text:p text:style-name="P36"><text:span text:style-name="Strong_20_Emphasis">Time Inconsistency Problem:</text:span> Policymakers may want to deviate from announced plans for short-term gain, but if anticipated, it undermines credibility (Kydland &amp; Prescott).</text:p>
        </text:list-item>
      </text:list>
      <text:p text:style-name="Text_20_body"><text:span text:style-name="Strong_20_Emphasis">Closing:</text:span><text:line-break/>Monetary policy works best when expectations align with credible, consistent policy actions.</text:p>
      <text:p text:style-name="Horizontal_20_Line"/>
      <text:h text:style-name="Heading_20_3" text:outline-level="3">9. Unconventional Monetary Policy</text:h>
      <text:p text:style-name="Text_20_body"><text:span text:style-name="Strong_20_Emphasis">Intro:</text:span><text:line-break/>When traditional tools run out, central banks use unconventional methods to stabilize the economy.</text:p>
      <text:p text:style-name="Text_20_body"><text:span text:style-name="Strong_20_Emphasis">Core Concepts:</text:span></text:p>
      <text:list xml:id="list6682412669566858053" text:style-name="L37">
        <text:list-item>
          <text:p text:style-name="P37"><text:span text:style-name="Strong_20_Emphasis">Quantitative Easing (QE):</text:span> Central banks buy long-term securities to inject liquidity and lower long-term interest rates.</text:p>
        </text:list-item>
        <text:list-item>
          <text:p text:style-name="P37"><text:span text:style-name="Strong_20_Emphasis">Negative Interest Rates:</text:span> Central banks charge banks for holding reserves to encourage lending.</text:p>
        </text:list-item>
        <text:list-item>
          <text:p text:style-name="P37"><text:span text:style-name="Strong_20_Emphasis">Forward Guidance:</text:span> Communicating future policy intentions to shape market expectations.</text:p>
        </text:list-item>
        <text:list-item>
          <text:p text:style-name="P37"><text:span text:style-name="Strong_20_Emphasis">Modern Monetary Theory (MMT):</text:span> Suggests sovereign governments can print money to fund spending as long as inflation is controlled.</text:p>
        </text:list-item>
        <text:list-item>
          <text:p text:style-name="P37"><text:span text:style-name="Strong_20_Emphasis">Central Bank Digital Currencies (CBDCs):</text:span> Digital versions of fiat money issued by central banks for safer, more efficient payments.</text:p>
        </text:list-item>
      </text:list>
      <text:p text:style-name="Text_20_body"><text:span text:style-name="Strong_20_Emphasis">Closing:</text:span><text:line-break/>Unconventional policies extend the central bank’s toolkit in extraordinary times.</text:p>
      <text:p text:style-name="Horizontal_20_Line"/>
      <text:h text:style-name="Heading_20_3" text:outline-level="3"><text:soft-page-break/>10. Theories of Money and Output</text:h>
      <text:p text:style-name="Text_20_body"><text:span text:style-name="Strong_20_Emphasis">Intro:</text:span><text:line-break/>Understanding how money affects output and prices is central to macroeconomics.</text:p>
      <text:p text:style-name="Text_20_body"><text:span text:style-name="Strong_20_Emphasis">Core Concepts:</text:span></text:p>
      <text:list xml:id="list8620572325491837325" text:style-name="L38">
        <text:list-item>
          <text:p text:style-name="P38"><text:span text:style-name="Strong_20_Emphasis">Classical Dichotomy &amp; Neutrality of Money:</text:span> In the long run, money affects prices but not real output.</text:p>
        </text:list-item>
        <text:list-item>
          <text:p text:style-name="P38"><text:span text:style-name="Strong_20_Emphasis">Real vs. Nominal Effects:</text:span> Nominal variables are measured in money; real variables adjust for inflation.</text:p>
        </text:list-item>
        <text:list-item>
          <text:p text:style-name="P38"><text:span text:style-name="Strong_20_Emphasis">Phillips Curve:</text:span> Shows a tradeoff between inflation and unemployment in the short run.</text:p>
        </text:list-item>
        <text:list-item>
          <text:p text:style-name="P38"><text:span text:style-name="Strong_20_Emphasis">IS-LM Model:</text:span> Explains equilibrium in goods and money markets, showing how interest rates and output are determined.</text:p>
        </text:list-item>
        <text:list-item>
          <text:p text:style-name="P38"><text:span text:style-name="Strong_20_Emphasis">AD-AS Framework:</text:span> Aggregate demand and supply explain overall price level and output, integrating monetary and real factors.</text:p>
        </text:list-item>
      </text:list>
      <text:p text:style-name="Text_20_body"><text:span text:style-name="Strong_20_Emphasis">Closing:</text:span><text:line-break/>Theories linking money and output reveal how monetary policy influences the real econom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0S</meta:editing-duration>
    <meta:editing-cycles>3</meta:editing-cycles>
    <meta:generator>OpenOffice/4.1.15$Win32 OpenOffice.org_project/4115m2$Build-9813</meta:generator>
    <dc:date>2025-07-31T18:41:26.91</dc:date>
    <dc:creator>Joseph Malone</dc:creator>
    <meta:document-statistic meta:table-count="0" meta:image-count="0" meta:object-count="0" meta:page-count="5" meta:paragraph-count="93" meta:word-count="1284" meta:character-count="8551"/>
    <meta:user-defined meta:name="Info 1"/>
    <meta:user-defined meta:name="Info 2"/>
    <meta:user-defined meta:name="Info 3"/>
    <meta:user-defined meta:name="Info 4"/>
  </office:meta>
</office:document-meta>
</file>